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90185367.png" manifest:media-type="image/png"/>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18" style:family="graphic" style:parent-style-name="objectwithoutfill">
      <style:graphic-properties svg:stroke-width="0.02cm" svg:stroke-color="#ffffff" draw:marker-start-width="0.23cm" draw:marker-end-width="0.23cm" draw:fill="solid" draw:fill-color="#ffffff" draw:textarea-vertical-align="middle" fo:padding-top="0.135cm" fo:padding-bottom="0.135cm" fo:padding-left="0.26cm" fo:padding-right="0.26cm"/>
    </style:style>
    <style:style style:name="gr319"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320" style:family="graphic" style:parent-style-name="standard">
      <style:graphic-properties svg:stroke-width="0.01cm" svg:stroke-color="#000000" draw:marker-start-width="0.215cm" draw:marker-end-width="0.215cm" draw:fill="solid" draw:fill-color="#ffffff" draw:textarea-horizontal-align="center" draw:textarea-vertical-align="middle" draw:auto-grow-height="false" fo:padding-top="0.13cm" fo:padding-bottom="0.13cm" fo:padding-left="0.255cm" fo:padding-right="0.255cm" fo:wrap-option="wrap" draw:shadow="hidden"/>
    </style:style>
    <style:style style:name="gr32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draw:shadow="hidden"/>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graphic-properties svg:stroke-color="#ffffff" draw:fill="solid" draw:fill-color="#ffffff" draw:textarea-horizontal-align="justify" draw:textarea-vertical-align="middle" draw:auto-grow-height="false"/>
    </style:style>
    <style:style style:name="gr34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41" style:family="graphic" style:parent-style-name="standard">
      <style:graphic-properties svg:stroke-width="0.01cm" svg:stroke-color="#ffffff"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42" style:family="graphic" style:parent-style-name="objectwithoutfill">
      <style:graphic-properties svg:stroke-width="0.01cm" draw:marker-start-width="0.215cm" draw:marker-end-width="0.215cm" draw:fill="none" draw:fill-color="#ffffff" draw:textarea-vertical-align="middle" fo:padding-top="0.13cm" fo:padding-bottom="0.13cm" fo:padding-left="0.255cm" fo:padding-right="0.255cm"/>
    </style:style>
    <style:style style:name="gr343"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objectwithoutfill">
      <style:graphic-properties svg:stroke-width="0.02cm" draw:marker-start-width="0.23cm" draw:marker-end-width="0.23cm" draw:fill="solid" draw:fill-color="#ffffff" draw:textarea-vertical-align="middle" fo:padding-top="0.135cm" fo:padding-bottom="0.135cm" fo:padding-left="0.26cm" fo:padding-right="0.26cm"/>
    </style:style>
    <style:style style:name="gr345" style:family="graphic" style:parent-style-name="objectwithoutfill">
      <style:graphic-properties svg:stroke-width="0.1cm" draw:marker-start-width="0.35cm" draw:marker-end-width="0.35cm" draw:fill="solid" draw:fill-color="#ffffff" draw:textarea-vertical-align="middle" fo:padding-top="0.175cm" fo:padding-bottom="0.175cm" fo:padding-left="0.3cm" fo:padding-right="0.3cm"/>
    </style:style>
    <style:style style:name="gr346" style:family="graphic" style:parent-style-name="objectwithoutfill">
      <style:graphic-properties svg:stroke-width="0.04cm" draw:marker-start-width="0.26cm" draw:marker-end-width="0.26cm" draw:fill="solid" draw:fill-color="#ffffff" draw:textarea-vertical-align="middle" fo:padding-top="0.145cm" fo:padding-bottom="0.145cm" fo:padding-left="0.27cm" fo:padding-right="0.27cm"/>
    </style:style>
    <style:style style:name="gr34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439cm" fo:min-width="0.422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054cm" fo:min-width="0.458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size"/>
    </style:style>
    <style:style style:name="gr352" style:family="graphic" style:parent-style-name="standard">
      <style:graphic-properties svg:stroke-width="0.015cm" svg:stroke-color="#000000" draw:marker-start-width="0.222cm" draw:marker-start-center="false" draw:marker-end-width="0.22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2">
      <style:graphic-properties draw:stroke="solid" draw:stroke-dash="Dashed_20__28_var_29__20_2" svg:stroke-width="0.015cm" svg:stroke-color="#000000" draw:marker-start-width="0.221cm" draw:marker-start-center="false"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2">
      <style:graphic-properties draw:stroke="solid" draw:stroke-dash="Dashed_20__28_var_29__20_2" svg:stroke-width="0.015cm" svg:stroke-color="#000000" draw:marker-start-width="0.221cm" draw:marker-start-center="false"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15cm" svg:stroke-color="#000000" draw:marker-start-width="0.221cm" draw:marker-start-center="false"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solid" draw:stroke-dash="Dashed_20__28_var_29__20_2" svg:stroke-width="0.015cm" svg:stroke-color="#000000" draw:marker-start-width="0.221cm" draw:marker-start-center="false"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draw:stroke="solid" draw:stroke-dash="Dashed_20__28_var_29__20_2" svg:stroke-width="0.015cm" svg:stroke-color="#000000" draw:marker-start-width="0.221cm" draw:marker-start-center="false"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draw:stroke="none" draw:stroke-dash="Dashed_20__28_var_29__20_2" svg:stroke-width="0.015cm" svg:stroke-color="#000000" draw:marker-start-width="0.221cm" draw:marker-start-center="false"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43cm" fo:min-width="0.62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draw:stroke="none" draw:stroke-dash="Dashed_20__28_var_29__20_2" svg:stroke-width="0.015cm" svg:stroke-color="#000000" draw:marker-start-width="0.221cm" draw:marker-start-center="false"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43cm" fo:min-width="0.62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graphic-properties svg:stroke-width="0.015cm" svg:stroke-color="#ffffff" draw:marker-start-width="0.222cm" draw:marker-start-center="false" draw:marker-end-width="0.22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draw:stroke="none" draw:stroke-dash="Dashed_20__28_var_29__20_2" svg:stroke-width="0.015cm" svg:stroke-color="#000000" draw:marker-start-width="0.221cm" draw:marker-start-center="false"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43cm" fo:min-width="0.62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graphic-properties svg:stroke-color="#000000" draw:fill="solid" draw:fill-color="#000000" draw:textarea-vertical-align="middle"/>
    </style:style>
    <style:style style:name="gr363" style:family="graphic" style:parent-style-name="standard">
      <style:graphic-properties svg:stroke-color="#ff3333" draw:fill="solid" draw:fill-color="#ff3333" draw:textarea-horizontal-align="justify" draw:textarea-vertical-align="middle" draw:auto-grow-height="false"/>
    </style:style>
    <style:style style:name="gr364" style:family="graphic" style:parent-style-name="standard">
      <style:graphic-properties svg:stroke-color="#6666ff" draw:fill="solid" draw:fill-color="#6666ff" draw:textarea-horizontal-align="justify" draw:textarea-vertical-align="middle" draw:auto-grow-height="false"/>
    </style:style>
    <style:style style:name="gr365" style:family="graphic" style:parent-style-name="standard">
      <style:graphic-properties svg:stroke-width="0.02cm" svg:stroke-color="#000000" draw:marker-start-width="0.26cm" draw:marker-end-width="0.26cm" draw:fill-color="#ffffff" draw:textarea-horizontal-align="justify" draw:textarea-vertical-align="middle" draw:auto-grow-height="false" fo:min-height="0.014cm" fo:min-width="0cm" fo:padding-top="0.135cm" fo:padding-bottom="0.135cm" fo:padding-left="0.26cm" fo:padding-right="0.26cm"/>
    </style:style>
    <style:style style:name="gr366" style:family="graphic" style:parent-style-name="objectwithoutfill">
      <style:graphic-properties svg:stroke-width="0.03cm" draw:marker-start-width="0.325cm" draw:marker-end-width="0.325cm" draw:fill="none" draw:textarea-vertical-align="middle" fo:padding-top="0.14cm" fo:padding-bottom="0.14cm" fo:padding-left="0.265cm" fo:padding-right="0.265cm"/>
    </style:style>
    <style:style style:name="gr367"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43cm" fo:min-width="0.578cm" fo:padding-top="0cm" fo:padding-bottom="0cm" fo:padding-left="0cm" fo:padding-right="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id61 id62 id63 id64 id65 id66 id67 id68 id69 id70 id71 id72">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695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style-name="gr282" draw:text-style-name="P12" draw:layer="layout" svg:width="0.61cm" svg:height="0.72cm" svg:x="6.527cm" svg:y="4.519cm">
            <draw:image xlink:href="Pictures/10000000000000CF000000F49AEA8539.png" xlink:type="simple" xlink:show="embed" xlink:actuate="onLoad">
              <text:p/>
            </draw:image>
          </draw:frame>
          <draw:frame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4</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g draw:name="temperature" xml:id="id54" draw:id="id54">
          <draw:custom-shape draw:style-name="gr317" draw:text-style-name="P12" draw:layer="layout" svg:width="0.17cm" svg:height="0.175cm" svg:x="13.655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2" draw:layer="layout" svg:width="0.067cm" svg:height="0.339cm" svg:x="13.706cm" svg:y="11.578cm">
            <text:p/>
            <draw:enhanced-geometry svg:viewBox="0 0 21600 21600" draw:type="rectangle" draw:enhanced-path="M 0 0 L 21600 0 21600 21600 0 21600 0 0 Z N"/>
          </draw:custom-shape>
          <draw:line draw:style-name="gr318" draw:text-style-name="P12" draw:layer="layout" svg:x1="13.71cm" svg:y1="11.915cm" svg:x2="13.767cm" svg:y2="11.915cm">
            <text:p/>
          </draw:line>
          <draw:line draw:style-name="gr319" draw:text-style-name="P12" draw:layer="layout" svg:x1="13.704cm" svg:y1="11.728cm" svg:x2="13.74cm" svg:y2="11.728cm">
            <text:p/>
          </draw:line>
          <draw:line draw:style-name="gr319" draw:text-style-name="P12" draw:layer="layout" svg:x1="13.704cm" svg:y1="11.764cm" svg:x2="13.74cm" svg:y2="11.764cm">
            <text:p/>
          </draw:line>
          <draw:line draw:style-name="gr319" draw:text-style-name="P12" draw:layer="layout" svg:x1="13.704cm" svg:y1="11.798cm" svg:x2="13.74cm" svg:y2="11.798cm">
            <text:p/>
          </draw:line>
          <draw:line draw:style-name="gr319" draw:text-style-name="P12" draw:layer="layout" svg:x1="13.704cm" svg:y1="11.834cm" svg:x2="13.74cm" svg:y2="11.834cm">
            <text:p/>
          </draw:line>
          <draw:line draw:style-name="gr319" draw:text-style-name="P12" draw:layer="layout" svg:x1="13.704cm" svg:y1="11.87cm" svg:x2="13.74cm" svg:y2="11.87cm">
            <text:p/>
          </draw:line>
          <draw:custom-shape draw:style-name="gr317" draw:text-style-name="P12" draw:layer="layout" svg:width="0.05cm" svg:height="0.05cm" svg:x="13.794cm" svg:y="1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humidity" xml:id="id55" draw:id="id55">
          <draw:polygon draw:style-name="gr320" draw:text-style-name="P12" draw:layer="layout" svg:width="0.118cm" svg:height="0.11cm" svg:x="13.904cm" svg:y="11.575cm" svg:viewBox="0 0 119 111" draw:points="59,0 58,5 57,11 56,17 54,23 52,28 49,34 48,36 46,39 44,41 42,43 36,49 30,54 20,61 16,65 13,67 11,70 9,73 7,76 5,80 3,84 2,87 1,91 1,95 0,99 0,103 0,107 1,111 118,111 118,107 119,103 118,99 118,95 117,91 116,87 115,84 113,80 111,76 109,73 107,70 105,67 102,65 98,61 88,54 82,49 76,43 74,41 72,39 70,36 69,34 66,28 64,23 62,17 61,11 60,5">
            <text:p/>
          </draw:polygon>
          <draw:polygon draw:style-name="gr321" draw:text-style-name="P12" draw:layer="layout" svg:width="0.118cm" svg:height="0.053cm" svg:x="13.904cm" svg:y="11.682cm" svg:viewBox="0 0 119 54" draw:points="119,0 118,6 116,12 114,18 112,23 109,28 106,33 102,37 98,41 93,44 88,47 83,49 77,51 71,53 65,54 59,54 53,54 47,53 41,51 35,49 30,47 25,44 21,41 17,37 13,33 10,28 7,23 4,18 3,12 1,6 0,0">
            <text:p/>
          </draw:polygon>
          <draw:line draw:style-name="gr318" draw:text-style-name="P12" draw:layer="layout" svg:x1="13.91cm" svg:y1="11.678cm" svg:x2="14.017cm" svg:y2="11.682cm">
            <text:p/>
          </draw:line>
        </draw:g>
        <draw:g draw:name="level" xml:id="id56" draw:id="id56">
          <draw:custom-shape draw:style-name="gr317" draw:text-style-name="P12" draw:layer="layout" svg:width="0.2cm" svg:height="0.138cm" svg:x="14.107cm" svg:y="11.581cm">
            <text:p/>
            <draw:enhanced-geometry svg:viewBox="0 0 21600 21600" draw:mirror-horizontal="false" draw:mirror-vertical="false" draw:type="rectangle" draw:enhanced-path="M 0 0 L 21600 0 21600 21600 0 21600 0 0 Z N"/>
          </draw:custom-shape>
          <draw:line draw:style-name="gr318" draw:text-style-name="P12" draw:layer="layout" svg:x1="14.099cm" svg:y1="11.577cm" svg:x2="14.319cm" svg:y2="11.577cm">
            <text:p/>
          </draw:line>
          <draw:line draw:style-name="gr319" draw:text-style-name="P12" draw:layer="layout" svg:x1="14.108cm" svg:y1="11.639cm" svg:x2="14.304cm" svg:y2="11.639cm">
            <text:p/>
          </draw:line>
        </draw:g>
        <draw:g xml:id="id57" draw:id="id57">
          <draw:g draw:name="telephone central">
            <draw:g>
              <draw:polygon draw:style-name="gr232" draw:text-style-name="P18" draw:layer="layout" svg:width="1.002cm" svg:height="0.946cm" svg:x="15.486cm" svg:y="11.681cm" svg:viewBox="0 0 1003 947" draw:points="0,561 1,314 418,0 1003,390 1000,632 582,947">
                <text:p/>
              </draw:polygon>
              <draw:polygon draw:style-name="gr232" draw:text-style-name="P18" draw:layer="layout" svg:width="0.999cm" svg:height="0.699cm" svg:x="15.488cm" svg:y="11.683cm" svg:viewBox="0 0 1000 700" draw:points="0,314 418,0 1000,387 582,700">
                <text:p/>
              </draw:polygon>
              <draw:polygon draw:style-name="gr232" draw:text-style-name="P18" draw:layer="layout" svg:width="0.417cm" svg:height="0.315cm" svg:x="16.068cm" svg:y="12.312cm" svg:viewBox="0 0 418 316" draw:points="0,316 5,68 418,0 418,3">
                <text:p/>
              </draw:polygon>
              <draw:polygon draw:style-name="gr322" draw:text-style-name="P2" draw:layer="layout" svg:width="0.187cm" svg:height="0.169cm" svg:x="15.523cm" svg:y="12.172cm" svg:viewBox="0 0 188 170" draw:points="0,45 2,0 188,123 187,170">
                <text:p/>
              </draw:polygon>
              <draw:polygon draw:style-name="gr323" draw:text-style-name="P2" draw:layer="layout" svg:width="0.187cm" svg:height="0.169cm" svg:x="15.523cm" svg:y="12.072cm" svg:viewBox="0 0 188 170" draw:points="0,45 2,0 188,123 187,170">
                <text:p/>
              </draw:polygon>
              <draw:polygon draw:style-name="gr324" draw:text-style-name="P2" draw:layer="layout" svg:width="0.187cm" svg:height="0.169cm" svg:x="15.823cm" svg:y="12.372cm" svg:viewBox="0 0 188 170" draw:points="0,45 2,0 188,123 187,170">
                <text:p/>
              </draw:polygon>
              <draw:polygon draw:style-name="gr325" draw:text-style-name="P2" draw:layer="layout" svg:width="0.187cm" svg:height="0.169cm" svg:x="15.823cm" svg:y="12.272cm" svg:viewBox="0 0 188 170" draw:points="0,45 2,0 188,123 187,170">
                <text:p/>
              </draw:polygon>
            </draw:g>
            <draw:frame draw:style-name="gr326" draw:text-style-name="P17" draw:layer="layout" svg:width="0.629cm" svg:height="0.467cm" svg:x="15.487cm" svg:y="12.65cm">
              <draw:text-box>
                <text:p text:style-name="P4"><text:span text:style-name="T10">TC1</text:span></text:p>
                <text:p text:style-name="P4"><text:span text:style-name="T10">HiPath</text:span></text:p>
              </draw:text-box>
            </draw:frame>
          </draw:g>
          <draw:g draw:name="ethernet">
            <draw:polygon draw:style-name="gr327" draw:text-style-name="P1" draw:layer="layout" svg:width="0.299cm" svg:height="0.299cm" svg:x="16.252cm" svg:y="11.911cm" svg:viewBox="0 0 300 300" draw:points="0,0 300,0 300,300 0,300">
              <text:p/>
            </draw:polygon>
            <draw:polygon draw:style-name="gr328" draw:text-style-name="P1" draw:layer="layout" svg:width="0.224cm" svg:height="0.214cm" svg:x="16.29cm" svg:y="11.954cm" svg:viewBox="0 0 225 215" draw:points="38,0 225,0 225,128 188,128 188,172 150,172 150,215 75,215 75,172 38,172 38,128 0,128 0,0">
              <text:p/>
            </draw:polygon>
          </draw:g>
          <draw:g draw:name="usb2">
            <draw:custom-shape draw:style-name="gr329" draw:text-style-name="P1" draw:layer="layout" svg:width="0.347cm" svg:height="0.263cm" svg:x="16.291cm" svg:y="12.304cm">
              <text:p/>
              <draw:enhanced-geometry svg:viewBox="0 0 21600 21600" draw:type="rectangle" draw:enhanced-path="M 0 0 L 21600 0 21600 21600 0 21600 0 0 Z N"/>
            </draw:custom-shape>
            <draw:custom-shape draw:style-name="gr330" draw:text-style-name="P1" draw:layer="layout" svg:width="0.06cm" svg:height="0.065cm" svg:x="16.451cm" svg:y="12.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1" draw:text-style-name="P1" draw:layer="layout" svg:x1="16.171cm" svg:y1="12.437cm" svg:x2="16.643cm" svg:y2="12.437cm">
              <text:p/>
            </draw:line>
            <draw:custom-shape draw:style-name="gr332" draw:text-style-name="P1" draw:layer="layout" svg:width="0.085cm" svg:height="0.076cm" draw:transform="rotate (1.5707963267949) translate (16.641cm 12.4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3" draw:text-style-name="P1" draw:layer="layout" svg:width="0.063cm" svg:height="0.064cm" svg:x="16.523cm" svg:y="12.523cm">
              <text:p/>
              <draw:enhanced-geometry svg:viewBox="0 0 21600 21600" draw:type="rectangle" draw:enhanced-path="M 0 0 L 21600 0 21600 21600 0 21600 0 0 Z N"/>
            </draw:custom-shape>
            <draw:line draw:style-name="gr334" draw:text-style-name="P1" draw:layer="layout" svg:x1="16.361cm" svg:y1="12.319cm" svg:x2="16.285cm" svg:y2="12.436cm">
              <text:p/>
            </draw:line>
            <draw:line draw:style-name="gr335" draw:text-style-name="P1" draw:layer="layout" svg:x1="16.357cm" svg:y1="12.319cm" svg:x2="16.463cm" svg:y2="12.319cm">
              <text:p/>
            </draw:line>
            <draw:line draw:style-name="gr336" draw:text-style-name="P1" draw:layer="layout" svg:x1="16.417cm" svg:y1="12.558cm" svg:x2="16.341cm" svg:y2="12.441cm">
              <text:p/>
            </draw:line>
            <draw:line draw:style-name="gr337" draw:text-style-name="P1" draw:layer="layout" svg:x1="16.412cm" svg:y1="12.555cm" svg:x2="16.538cm" svg:y2="12.554cm">
              <text:p/>
            </draw:line>
            <draw:custom-shape draw:style-name="gr338" draw:text-style-name="P1" draw:layer="layout" svg:width="0.058cm" svg:height="0.065cm" svg:x="16.117cm" svg:y="12.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door" draw:style-name="gr130" xml:id="id58" draw:id="id58">
          <draw:custom-shape draw:style-name="gr339" draw:text-style-name="P12" draw:layer="layout" svg:width="0.398cm" svg:height="0.4cm" svg:x="21.739cm" svg:y="1.418cm">
            <text:p/>
            <draw:enhanced-geometry svg:viewBox="0 0 21600 21600" draw:mirror-horizontal="false" draw:mirror-vertical="false" draw:type="rectangle" draw:enhanced-path="M 0 0 L 21600 0 21600 21600 0 21600 0 0 Z N"/>
          </draw:custom-shape>
          <draw:line draw:style-name="gr340" draw:text-style-name="P12" draw:layer="layout" svg:x1="21.741cm" svg:y1="1.818cm" svg:x2="21.741cm" svg:y2="1.42cm">
            <text:p/>
          </draw:line>
          <draw:path draw:style-name="gr340" draw:text-style-name="P12" draw:layer="layout" svg:width="0.397cm" svg:height="0.399cm" svg:x="21.741cm" svg:y="1.418cm" svg:viewBox="0 0 398 400" svg:d="M0 400c398 0 398-400 398-400">
            <text:p/>
          </draw:path>
        </draw:g>
        <draw:g draw:name="window" draw:style-name="gr130" xml:id="id59" draw:id="id59">
          <draw:custom-shape draw:style-name="gr341" draw:text-style-name="P12" draw:layer="layout" svg:width="1cm" svg:height="0.2cm" draw:transform="rotate (1.5707963267949) translate (22.239cm 2.4cm)">
            <text:p/>
            <draw:enhanced-geometry svg:viewBox="0 0 21600 21600" draw:mirror-horizontal="false" draw:mirror-vertical="false" draw:type="rectangle" draw:enhanced-path="M 0 0 L 21600 0 21600 21600 0 21600 0 0 Z N"/>
          </draw:custom-shape>
          <draw:line draw:style-name="gr342" draw:text-style-name="P12" draw:layer="layout" svg:x1="22.239cm" svg:y1="2.4cm" svg:x2="22.439cm" svg:y2="2.4cm">
            <text:p/>
          </draw:line>
          <draw:line draw:style-name="gr342" draw:text-style-name="P12" draw:layer="layout" svg:x1="22.239cm" svg:y1="1.4cm" svg:x2="22.439cm" svg:y2="1.4cm">
            <text:p/>
          </draw:line>
        </draw:g>
        <draw:frame draw:style-name="gr46" draw:text-style-name="P28" xml:id="id60" draw:id="id60" draw:layer="layout" svg:width="1.192cm" svg:height="0.278cm" svg:x="21.701cm" svg:y="1cm">
          <draw:text-box>
            <text:p><text:span text:style-name="T17">BUILDINGS</text:span></text:p>
          </draw:text-box>
        </draw:frame>
        <draw:g draw:name="barcode" xml:id="id61" draw:id="id61">
          <draw:g draw:name="ethernet">
            <draw:polygon draw:style-name="gr343" draw:text-style-name="P1" draw:layer="layout" svg:width="0.428cm" svg:height="0.245cm" svg:x="18.352cm" svg:y="10.964cm" svg:viewBox="0 0 429 246" draw:points="0,0 429,0 429,246 0,246">
              <text:p/>
            </draw:polygon>
          </draw:g>
          <draw:line draw:style-name="gr344" draw:text-style-name="P12" draw:layer="layout" svg:x1="18.362cm" svg:y1="10.961cm" svg:x2="18.362cm" svg:y2="11.211cm">
            <text:p/>
          </draw:line>
          <draw:line draw:style-name="gr344" draw:text-style-name="P12" draw:layer="layout" svg:x1="18.398cm" svg:y1="10.961cm" svg:x2="18.398cm" svg:y2="11.211cm">
            <text:p/>
          </draw:line>
          <draw:line draw:style-name="gr345" draw:text-style-name="P12" draw:layer="layout" svg:x1="18.605cm" svg:y1="10.961cm" svg:x2="18.605cm" svg:y2="11.211cm">
            <text:p/>
          </draw:line>
          <draw:line draw:style-name="gr344" draw:text-style-name="P12" draw:layer="layout" svg:x1="18.52cm" svg:y1="10.961cm" svg:x2="18.52cm" svg:y2="11.211cm">
            <text:p/>
          </draw:line>
          <draw:line draw:style-name="gr346" draw:text-style-name="P12" draw:layer="layout" svg:x1="18.462cm" svg:y1="10.961cm" svg:x2="18.462cm" svg:y2="11.211cm">
            <text:p/>
          </draw:line>
          <draw:line draw:style-name="gr344" draw:text-style-name="P12" draw:layer="layout" svg:x1="18.707cm" svg:y1="10.961cm" svg:x2="18.707cm" svg:y2="11.211cm">
            <text:p/>
          </draw:line>
          <draw:line draw:style-name="gr346" draw:text-style-name="P12" draw:layer="layout" svg:x1="18.762cm" svg:y1="10.961cm" svg:x2="18.762cm" svg:y2="11.211cm">
            <text:p/>
          </draw:line>
        </draw:g>
        <draw:g draw:name="weighing" xml:id="id62" draw:id="id62">
          <draw:g draw:name="uplink">
            <draw:line draw:style-name="gr275" draw:text-style-name="P12" draw:layer="layout" svg:x1="18.216cm" svg:y1="12.086cm" svg:x2="18.211cm" svg:y2="12.588cm">
              <text:p/>
            </draw:line>
            <draw:polygon draw:style-name="gr347" draw:text-style-name="P1" draw:layer="layout" svg:width="0.099cm" svg:height="0.299cm" svg:x="18.16cm" svg:y="11.78cm" svg:viewBox="0 0 100 300" draw:points="0,0 100,0 100,300 0,300">
              <text:p/>
            </draw:polygon>
          </draw:g>
          <draw:line draw:style-name="gr275" draw:text-style-name="P12" draw:layer="layout" svg:x1="17.885cm" svg:y1="12.586cm" svg:x2="18.336cm" svg:y2="12.591cm">
            <text:p/>
          </draw:line>
          <draw:line draw:style-name="gr275" draw:text-style-name="P12" draw:layer="layout" svg:x1="17.886cm" svg:y1="12.635cm" svg:x2="18.337cm" svg:y2="12.64cm">
            <text:p/>
          </draw:line>
          <draw:frame draw:style-name="gr348" draw:text-style-name="P17" draw:layer="layout" svg:width="0.502cm" svg:height="0.467cm" svg:x="18.398cm" svg:y="12.071cm">
            <draw:text-box>
              <text:p text:style-name="P4"><text:span text:style-name="T10">C1</text:span></text:p>
              <text:p text:style-name="P4"><text:span text:style-name="T10">300K</text:span></text:p>
            </draw:text-box>
          </draw:frame>
        </draw:g>
        <draw:g draw:name="barcode scaner" xml:id="id63" draw:id="id63">
          <draw:g draw:name="barcode">
            <draw:g draw:name="ethernet">
              <draw:polygon draw:style-name="gr349" draw:text-style-name="P1" draw:layer="layout" svg:width="0.333cm" svg:height="0.19cm" svg:x="19.202cm" svg:y="12.226cm" svg:viewBox="0 0 334 191" draw:points="0,0 334,0 334,191 0,191">
                <text:p/>
              </draw:polygon>
            </draw:g>
            <draw:line draw:style-name="gr344" draw:text-style-name="P12" draw:layer="layout" svg:x1="19.21cm" svg:y1="12.224cm" svg:x2="19.21cm" svg:y2="12.419cm">
              <text:p/>
            </draw:line>
            <draw:line draw:style-name="gr344" draw:text-style-name="P12" draw:layer="layout" svg:x1="19.238cm" svg:y1="12.224cm" svg:x2="19.238cm" svg:y2="12.419cm">
              <text:p/>
            </draw:line>
            <draw:line draw:style-name="gr345" draw:text-style-name="P12" draw:layer="layout" svg:x1="19.399cm" svg:y1="12.224cm" svg:x2="19.399cm" svg:y2="12.419cm">
              <text:p/>
            </draw:line>
            <draw:line draw:style-name="gr344" draw:text-style-name="P12" draw:layer="layout" svg:x1="19.334cm" svg:y1="12.224cm" svg:x2="19.334cm" svg:y2="12.419cm">
              <text:p/>
            </draw:line>
            <draw:line draw:style-name="gr346" draw:text-style-name="P12" draw:layer="layout" svg:x1="19.288cm" svg:y1="12.224cm" svg:x2="19.288cm" svg:y2="12.419cm">
              <text:p/>
            </draw:line>
            <draw:line draw:style-name="gr344" draw:text-style-name="P12" draw:layer="layout" svg:x1="19.478cm" svg:y1="12.224cm" svg:x2="19.478cm" svg:y2="12.419cm">
              <text:p/>
            </draw:line>
            <draw:line draw:style-name="gr346" draw:text-style-name="P12" draw:layer="layout" svg:x1="19.521cm" svg:y1="12.224cm" svg:x2="19.521cm" svg:y2="12.419cm">
              <text:p/>
            </draw:line>
          </draw:g>
          <draw:frame draw:style-name="gr350" draw:text-style-name="P5" draw:layer="layout" svg:width="0.458cm" svg:height="0.247cm" svg:x="19.196cm" svg:y="12.427cm">
            <draw:text-box>
              <text:p text:style-name="P4"><text:span text:style-name="T1">SC2</text:span></text:p>
            </draw:text-box>
          </draw:frame>
        </draw:g>
        <draw:frame draw:name="phone" draw:style-name="gr351" draw:text-style-name="P12" xml:id="id64" draw:id="id64" draw:layer="layout" svg:width="0.8cm" svg:height="0.8cm" svg:x="16.593cm" svg:y="12.762cm">
          <draw:image xlink:href="Pictures/10000201000001000000010090185367.png" xlink:type="simple" xlink:show="embed" xlink:actuate="onLoad">
            <text:p/>
          </draw:image>
        </draw:frame>
        <draw:g draw:name="POWER MANAGEMENT" xml:id="id65" draw:id="id65">
          <draw:g>
            <draw:polygon draw:style-name="gr352" draw:text-style-name="P18" draw:layer="layout" svg:width="0.743cm" svg:height="0.983cm" svg:x="13.55cm" svg:y="9.638cm" svg:viewBox="0 0 744 984" draw:points="0,668 1,128 212,0 744,340 744,858 502,984">
              <text:p/>
            </draw:polygon>
            <draw:polygon draw:style-name="gr352" draw:text-style-name="P18" draw:layer="layout" svg:width="0.741cm" svg:height="0.474cm" svg:x="13.552cm" svg:y="9.632cm" svg:viewBox="0 0 742 475" draw:points="0,129 210,0 742,343 509,475">
              <text:p/>
            </draw:polygon>
            <draw:polygon draw:style-name="gr353" draw:text-style-name="P2" draw:layer="layout" svg:width="0.065cm" svg:height="0.084cm" svg:x="13.587cm" svg:y="10.236cm" svg:viewBox="0 0 66 85" draw:points="0,45 2,0 66,44 66,85">
              <text:p/>
            </draw:polygon>
            <draw:polygon draw:style-name="gr354" draw:text-style-name="P2" draw:layer="layout" svg:width="0.418cm" svg:height="0.608cm" svg:x="13.591cm" svg:y="9.842cm" svg:viewBox="0 0 419 609" draw:points="5,346 0,0 419,278 412,609">
              <text:p/>
            </draw:polygon>
            <draw:line draw:style-name="gr275" draw:text-style-name="P12" draw:layer="layout" svg:x1="14.058cm" svg:y1="10.107cm" svg:x2="14.055cm" svg:y2="10.622cm">
              <text:p/>
            </draw:line>
            <draw:polygon draw:style-name="gr355" draw:text-style-name="P2" draw:layer="layout" svg:width="0.065cm" svg:height="0.084cm" svg:x="13.687cm" svg:y="10.304cm" svg:viewBox="0 0 66 85" draw:points="0,45 2,0 66,44 66,85">
              <text:p/>
            </draw:polygon>
            <draw:polygon draw:style-name="gr356" draw:text-style-name="P2" draw:layer="layout" svg:width="0.065cm" svg:height="0.084cm" svg:x="13.932cm" svg:y="10.455cm" svg:viewBox="0 0 66 85" draw:points="0,45 2,0 66,44 66,85">
              <text:p/>
            </draw:polygon>
            <draw:polygon draw:style-name="gr357" draw:text-style-name="P2" draw:layer="layout" svg:width="0.065cm" svg:height="0.084cm" svg:x="13.805cm" svg:y="10.376cm" svg:viewBox="0 0 66 85" draw:points="0,45 2,0 66,44 66,85">
              <text:p/>
            </draw:polygon>
            <draw:line draw:style-name="gr275" draw:text-style-name="P12" draw:layer="layout" svg:x1="13.736cm" svg:y1="9.996cm" svg:x2="13.66cm" svg:y2="10.189cm">
              <text:p/>
            </draw:line>
            <draw:line draw:style-name="gr275" draw:text-style-name="P12" draw:layer="layout" svg:x1="13.736cm" svg:y1="9.997cm" svg:x2="13.765cm" svg:y2="10.258cm">
              <text:p/>
            </draw:line>
            <draw:line draw:style-name="gr275" draw:text-style-name="P12" draw:layer="layout" svg:x1="13.822cm" svg:y1="10.127cm" svg:x2="13.766cm" svg:y2="10.259cm">
              <text:p/>
            </draw:line>
            <draw:line draw:style-name="gr275" draw:text-style-name="P12" draw:layer="layout" svg:x1="13.822cm" svg:y1="10.127cm" svg:x2="13.945cm" svg:y2="10.209cm">
              <text:p/>
            </draw:line>
          </draw:g>
          <draw:frame draw:style-name="gr358" draw:text-style-name="P17" draw:layer="layout" svg:width="0.629cm" svg:height="0.243cm" svg:x="13.551cm" svg:y="10.632cm">
            <draw:text-box>
              <text:p text:style-name="P4"><text:span text:style-name="T10">PM1</text:span></text:p>
            </draw:text-box>
          </draw:frame>
        </draw:g>
        <draw:g draw:name="ENERGY METER (MONO)" xml:id="id66" draw:id="id66">
          <draw:frame draw:style-name="gr359" draw:text-style-name="P17" draw:layer="layout" svg:width="0.629cm" svg:height="0.243cm" svg:x="15.013cm" svg:y="10.643cm">
            <draw:text-box>
              <text:p text:style-name="P4"><text:span text:style-name="T10">EMM1</text:span></text:p>
            </draw:text-box>
          </draw:frame>
          <draw:g>
            <draw:polygon draw:style-name="gr352" draw:text-style-name="P18" draw:layer="layout" svg:width="0.402cm" svg:height="0.921cm" svg:x="14.99cm" svg:y="9.674cm" svg:viewBox="0 0 403 922" draw:points="0,870 9,197 312,0 403,52 393,724 91,922">
              <text:p/>
            </draw:polygon>
            <draw:polygon draw:style-name="gr352" draw:text-style-name="P18" draw:layer="layout" svg:width="0.392cm" svg:height="0.248cm" svg:x="14.999cm" svg:y="9.674cm" svg:viewBox="0 0 393 249" draw:points="0,197 302,0 393,52 91,249">
              <text:p/>
            </draw:polygon>
            <draw:polygon draw:style-name="gr352" draw:text-style-name="P18" draw:layer="layout" svg:width="0.311cm" svg:height="0.868cm" svg:x="15.08cm" svg:y="9.726cm" svg:viewBox="0 0 312 869" draw:points="0,869 9,197 312,0 303,672">
              <text:p/>
            </draw:polygon>
            <draw:polygon draw:style-name="gr352" draw:text-style-name="P18" draw:layer="layout" svg:width="0.209cm" svg:height="0.42cm" svg:x="14.878cm" svg:y="10.042cm" svg:viewBox="0 0 210 421" draw:points="0,364 6,74 123,0 210,49 206,343 86,421">
              <text:p/>
            </draw:polygon>
            <draw:polygon draw:style-name="gr352" draw:text-style-name="P18" draw:layer="layout" svg:width="0.203cm" svg:height="0.124cm" svg:x="14.884cm" svg:y="10.042cm" svg:viewBox="0 0 204 125" draw:points="0,75 118,0 204,49 91,125">
              <text:p/>
            </draw:polygon>
            <draw:polygon draw:style-name="gr352" draw:text-style-name="P18" draw:layer="layout" svg:width="0.125cm" svg:height="0.37cm" svg:x="14.962cm" svg:y="10.092cm" svg:viewBox="0 0 126 371" draw:points="0,371 7,77 126,0 122,294">
              <text:p/>
            </draw:polygon>
            <draw:polygon draw:style-name="gr360" draw:text-style-name="P18" draw:layer="layout" svg:width="0.092cm" svg:height="0.484cm" svg:x="15.302cm" svg:y="9.85cm" svg:viewBox="0 0 93 485" draw:points="0,485 5,53 93,0 89,430">
              <text:p/>
            </draw:polygon>
            <draw:line draw:style-name="gr275" draw:text-style-name="P12" draw:layer="layout" svg:x1="15.394cm" svg:y1="9.844cm" svg:x2="15.322cm" svg:y2="9.898cm">
              <text:p/>
            </draw:line>
            <draw:line draw:style-name="gr275" draw:text-style-name="P12" draw:layer="layout" svg:x1="15.319cm" svg:y1="10.342cm" svg:x2="15.323cm" svg:y2="9.894cm">
              <text:p/>
            </draw:line>
            <draw:line draw:style-name="gr275" draw:text-style-name="P12" draw:layer="layout" svg:x1="15.388cm" svg:y1="10.288cm" svg:x2="15.316cm" svg:y2="10.342cm">
              <text:p/>
            </draw:line>
          </draw:g>
        </draw:g>
        <draw:g draw:name="POWER MANAGEMENT" xml:id="id67" draw:id="id67">
          <draw:g>
            <draw:polygon draw:style-name="gr352" draw:text-style-name="P18" draw:layer="layout" svg:width="0.743cm" svg:height="0.983cm" svg:x="16.15cm" svg:y="9.635cm" svg:viewBox="0 0 744 984" draw:points="0,668 1,128 212,0 744,340 744,858 502,984">
              <text:p/>
            </draw:polygon>
            <draw:polygon draw:style-name="gr352" draw:text-style-name="P18" draw:layer="layout" svg:width="0.741cm" svg:height="0.474cm" svg:x="16.152cm" svg:y="9.629cm" svg:viewBox="0 0 742 475" draw:points="0,129 210,0 742,343 509,475">
              <text:p/>
            </draw:polygon>
            <draw:line draw:style-name="gr275" draw:text-style-name="P12" draw:layer="layout" svg:x1="16.658cm" svg:y1="10.104cm" svg:x2="16.655cm" svg:y2="10.619cm">
              <text:p/>
            </draw:line>
            <draw:polygon draw:style-name="gr352" draw:text-style-name="P18" draw:layer="layout" svg:width="0.573cm" svg:height="0.587cm" svg:x="16.085cm" svg:y="9.876cm" svg:viewBox="0 0 574 588" draw:points="0,275 0,48 64,0 574,322 573,537 481,588">
              <text:p/>
            </draw:polygon>
            <draw:line draw:style-name="gr275" draw:text-style-name="P12" draw:layer="layout" svg:x1="16.578cm" svg:y1="10.252cm" svg:x2="16.569cm" svg:y2="10.458cm">
              <text:p/>
            </draw:line>
            <draw:polygon draw:style-name="gr352" draw:text-style-name="P18" draw:layer="layout" svg:width="0.572cm" svg:height="0.372cm" svg:x="16.083cm" svg:y="9.873cm" svg:viewBox="0 0 573 373" draw:points="0,54 72,0 573,325 495,373">
              <text:p/>
            </draw:polygon>
            <draw:polygon draw:style-name="gr352" draw:text-style-name="P18" draw:layer="layout" svg:width="0.214cm" svg:height="0.273cm" svg:x="16.119cm" svg:y="9.99cm" svg:viewBox="0 0 215 274" draw:points="0,133 0,0 215,137 209,274">
              <text:p/>
            </draw:polygon>
          </draw:g>
          <draw:frame draw:style-name="gr361" draw:text-style-name="P17" draw:layer="layout" svg:width="0.629cm" svg:height="0.243cm" svg:x="16.151cm" svg:y="10.629cm">
            <draw:text-box>
              <text:p text:style-name="P4"><text:span text:style-name="T10">EMT1</text:span></text:p>
            </draw:text-box>
          </draw:frame>
          <draw:ellipse draw:style-name="gr362" draw:text-style-name="P12" draw:layer="layout" svg:width="0.042cm" svg:height="0.047cm" svg:x="16.507cm" svg:y="10.261cm">
            <text:p/>
          </draw:ellipse>
          <draw:ellipse draw:style-name="gr362" draw:text-style-name="P12" draw:layer="layout" svg:width="0.042cm" svg:height="0.047cm" svg:x="16.452cm" svg:y="10.229cm">
            <text:p/>
          </draw:ellipse>
          <draw:ellipse draw:style-name="gr362" draw:text-style-name="P12" draw:layer="layout" svg:width="0.042cm" svg:height="0.047cm" svg:x="16.394cm" svg:y="10.191cm">
            <text:p/>
          </draw:ellipse>
        </draw:g>
        <draw:g draw:style-name="gr130" xml:id="id68" draw:id="id68">
          <draw:custom-shape draw:style-name="gr363" draw:text-style-name="P12" draw:layer="layout" svg:width="0.276cm" svg:height="0.141cm" draw:transform="rotate (-1.5707963267949) translate (22.268cm 11.8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3" draw:text-style-name="P12" draw:layer="layout" svg:width="0.276cm" svg:height="0.14cm" draw:transform="rotate (1.5707963267949) translate (22.267cm 12.10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30" xml:id="id69" draw:id="id69">
          <draw:custom-shape draw:style-name="gr363" draw:text-style-name="P12" draw:layer="layout" svg:width="0.279cm" svg:height="0.138cm" svg:x="22.118cm" svg:y="12.4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3" draw:text-style-name="P12" draw:layer="layout" svg:width="0.279cm" svg:height="0.137cm" svg:x="22.119cm" svg:y="12.32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30" xml:id="id70" draw:id="id70">
          <draw:custom-shape draw:style-name="gr364" draw:text-style-name="P12" draw:layer="layout" svg:width="0.276cm" svg:height="0.141cm" draw:transform="rotate (-1.5707963267949) translate (22.868cm 11.8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4" draw:text-style-name="P12" draw:layer="layout" svg:width="0.276cm" svg:height="0.14cm" draw:transform="rotate (1.5707963267949) translate (22.867cm 12.10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30" xml:id="id71" draw:id="id71">
          <draw:custom-shape draw:style-name="gr364" draw:text-style-name="P12" draw:layer="layout" svg:width="0.279cm" svg:height="0.138cm" svg:x="22.718cm" svg:y="12.4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4" draw:text-style-name="P12" draw:layer="layout" svg:width="0.279cm" svg:height="0.137cm" svg:x="22.719cm" svg:y="12.32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72" draw:id="id72">
          <draw:g>
            <draw:custom-shape draw:style-name="gr365" draw:text-style-name="P12" draw:layer="layout" svg:width="0.236cm" svg:height="0.218cm" svg:x="20.957cm" svg:y="11.8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366" draw:text-style-name="P12" draw:layer="layout" svg:x1="21.073cm" svg:y1="12.022cm" svg:x2="21.072cm" svg:y2="12.209cm">
                <text:p/>
              </draw:line>
              <draw:g>
                <draw:line draw:style-name="gr366" draw:text-style-name="P12" draw:layer="layout" svg:x1="21.071cm" svg:y1="12.202cm" svg:x2="20.959cm" svg:y2="12.408cm">
                  <text:p/>
                </draw:line>
                <draw:line draw:style-name="gr366" draw:text-style-name="P12" draw:layer="layout" svg:x1="21.073cm" svg:y1="12.201cm" svg:x2="21.185cm" svg:y2="12.407cm">
                  <text:p/>
                </draw:line>
              </draw:g>
              <draw:line draw:style-name="gr366" draw:text-style-name="P12" draw:layer="layout" svg:x1="20.94cm" svg:y1="12.087cm" svg:x2="21.218cm" svg:y2="12.087cm">
                <text:p/>
              </draw:line>
            </draw:g>
          </draw:g>
          <draw:frame draw:style-name="gr367" draw:text-style-name="P11" draw:layer="layout" svg:width="0.578cm" svg:height="0.243cm" svg:x="21.236cm" svg:y="11.769cm">
            <draw:text-box>
              <text:p><text:span text:style-name="T6">ROLE</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7-08-24T13:07:01.990570469</dc:date>
    <meta:editing-duration>PT9H43M45S</meta:editing-duration>
    <meta:editing-cycles>115</meta:editing-cycles>
    <meta:generator>LibreOffice/4.2.7.2$Linux_X86_64 LibreOffice_project/420m0$Build-2</meta:generator>
    <meta:document-statistic meta:object-count="618"/>
  </office:meta>
</office:document-meta>
</file>